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i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405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00/00/00</text:date>, <text:time style:data-style-name="N2" text:time-value="12:36:59.61126368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8-08T12:37:45.534234009</dc:date>
    <meta:editing-duration>PT4H36M32S</meta:editing-duration>
    <meta:editing-cycles>31</meta:editing-cycles>
    <meta:generator>LibreOffice/6.4.5.2$Linux_X86_64 LibreOffice_project/a726b36747cf2001e06b58ad5db1aa3a9a1872d6</meta:generator>
    <meta:document-statistic meta:table-count="1" meta:cell-count="510" meta:object-count="0"/>
  </office:meta>
</office:document-meta>
</file>